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6-2014</text:p>
      <text:p text:style-name="P44"><text:span text:style-name="T5">Maturín, </text:span><text:span text:style-name="Fuente_20_de_20_párrafo_20_predeter."><text:span text:style-name="T3">3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7-2014</text:span><text:span text:style-name="T14"> </text:span><text:span text:style-name="T8">DE FECHA 22-04-2014</text:span></text:p>
      <text:p text:style-name="P36"/>
      <text:p text:style-name="P29"><text:span text:style-name="T8">OBJETO: </text:span><text:span text:style-name="T9">Contratación de Póliza de Fidelidad para Empleados Públicos, encargados de recepción y manejo de fondos o bienes públicos de la Contraloría del estado Monagas correspondiente al año 2014 con vigencia de un año</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N.A. DE SEGUROS LA PREVISORA<text:line-break/>- Oferta "B": MAPFRE LA SEGURIDAD,C.A. DE SEGUROS<text:line-break/>- Oferta "C": SEGUROS ALTAMIRA,.CA<text:line-break/>- Oferta "D": SEGUROS CARACAS DE LIBERTY MUTUAL,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D"</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N.A. DE SEGUROS LA PREVISORA</text:span></text:p>
          </table:table-cell>
          <table:table-cell table:style-name="Tabla3.A3" office:value-type="string">
            <text:p text:style-name="P49">Oferta mas Economica<text:line-break/><text:line-break/>Monto oferta "A"</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MAPFRE LA SEGURIDAD,C.A. DE SEGUROS</text:span></text:p>
          </table:table-cell>
          <table:table-cell table:style-name="Tabla3.A3" office:value-type="string">
            <text:p text:style-name="P49">Oferta mas Economica<text:line-break/><text:line-break/>Monto oferta "B"</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GUROS ALTAMIRA,.CA</text:span></text:p>
          </table:table-cell>
          <table:table-cell table:style-name="Tabla3.A3" office:value-type="string">
            <text:p text:style-name="P49">Oferta mas Economica<text:line-break/><text:line-break/>Monto oferta "C"</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SEGUROS CARACAS DE LIBERTY MUTUAL, CA</text:span></text:p>
          </table:table-cell>
          <table:table-cell table:style-name="Tabla3.A3" office:value-type="string">
            <text:p text:style-name="P49">Oferta mas Economica<text:line-break/><text:line-break/>Monto oferta "D"</text:p>
          </table:table-cell>
          <table:table-cell table:style-name="Tabla3.A3" office:value-type="string">
            <text:p text:style-name="P49">5.733,55<text:line-break/><text:line-break/><text:line-break/>5.733,55</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N.A. DE SEGUROS LA PREVISOR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MAPFRE LA SEGURIDAD,C.A. DE SEGUROS</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GUROS ALTAMIR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D"</text:p>
          </table:table-cell>
          <table:table-cell table:style-name="Tabla1.A2" office:value-type="string">
            <text:p text:style-name="P42">SEGUROS CARACAS DE LIBERTY MUTUAL,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SEGUROS CARACAS DE LIBERTY MUTUAL, C.A, C.N.A DE SEGUROS LA PREVISORA, C.A, SEGUROS ALTAMIRA, C.A y MAPFRE LA SEGURIDAD, C.A DE SEGUROS, quienes cuentan con experiencia en todo lo relacionado con operaciones de seguros en todas sus formas de las cuales sólo SEGUROS CARACAS DE LIBERTY MUTUAL,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aun cuando en la oferta no esta plasmado el tiempo de entrega por la naturaleza del servicio la entrega es inmediata  ofreciendo calidad de servicio recibido desde hace cinco (5) años.</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SEGUROS CARACAS DE LIBERTY MUTUAL, C.A  califica como ganadora en el presente procedimiento de selección de contratistas, por ofrecer la única oferta económica, adaptada al requerimiento de este Órgano Contralor, acompañado de excelente calidad de servicio en todo lo relacionado con suministro de comidas, aspectos que nos permiten realizar la siguiente recomendación.<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9-2014 para la Contratación de Póliza de Fidelidad para Empleados Públicos, encargados de recepción y manejo de fondos o bienes públicos de la Contraloría del estado Monagas correspondiente al año 2014 con vigencia de un año, la cual será manejado bajo Contrato Marco a la empresa la empresa SEGUROS CARACAS DE LIBERTY MUTUAL, C.A  Rif  J-00038923-3.</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